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igliaia di vittime due milioni di profughi, aumento dei prezzi della benzina, del gas, del pane, delle patate e altri prodotti. Questi i danni umani, morali e materiali visibili immediatamente della guerra in Ucraina. Ma ad essere ferito, in modo grave e non immediatamente riconoscibile, è anche l'ambiente. Biodiversità, fiumi, terreni sono le vittime collaterali dell'invasione che Putin ha scatenato dell'Ucraina anche in modo indiretto visto che la situazione sul terreno ferma anche le necessarie attività di monitoraggio e prevenzione.</text:p>
      <text:p text:style-name="P1">2)I primi problemi arrivano già a fine febbraio 2022:</text:p>
      <text:p text:style-name="P1">Si sta riscontrando una situazione particolarmente preoccupante nelle miniere, soprattutto quelle abbandonate nell’Oriente dall’Ucraina, soprattutto nella miniera di carbone dello Yunkom,dove i satelliti hanno rilevato un forte rigonfiamento del terreno, provocate dalle infiltrazioni d’acqua.</text:p>
      <text:p text:style-name="P1">È’ stato dichiarato dall’OCSE che, le destabilizzazioni delle miniere potrebbero rilasciare 500 metri di acqua contaminata nelle falde acquifere.</text:p>
      <text:p text:style-name="P1"> </text:p>
      <text:p text:style-name="P1">Donbass ed ecosistemi distrutti</text:p>
      <text:p text:style-name="P1">Il Donbass possiede 222 miniere di carbone, rendendolo un luogo economicamente strategico, dove dopo gli anni del conflitto, l’ONU ritiene che sono stati distrutti oltre 530 mila ettari di ecosistemi, ed eliminate 18 riserve naturali.</text:p>
      <text:p text:style-name="P1">È dal 2014 che ci sono conflitti nella regione, causati dai conflitti dell’annessione della Crimea da parte della Russia. Le esplosioni e crollo di edifici generano un grande sollevamento di polveri sottili che inquinano l’aria: un ennesimo fattore ambientale e sanitario da considerare, anche se oggi il problema delle polveri sottili è un problema secondario. Le medie annuali di concentrazioni di particolato PM2.5 si aggirano intorno ai 20 µg/m3, ben superiore al limite di legge di 10 µg/m3. </text:p>
      <text:p text:style-name="P1"/>
      <text:p text:style-name="P1">Minaccia nucleare: seconda Chernobyl?</text:p>
      <text:p text:style-name="P1">La minaccia nucleare è indubbiamente un altro fattore molto preoccupante per il mondo: le centrali nucleari più importanti in tutta Europa, Chernobyl e Zaperizhzhia,dove quest’ultima è la più grande e potente,mentre Chernobyl è tornata in mano all’Ucraina,in precedenza presa dai russi. Dichiara l’ONU che una probabile perdita di radiazioni potrebbero creare pericolo per il mondo intero.L’AIEA ha persino dichiarato che le due centrali non trasmettono più dati.</text:p>
      <text:p text:style-name="P1"> </text:p>
      <text:p text:style-name="P1">I mezzi militari:</text:p>
      <text:p text:style-name="P1">I mezzi militari sono un fattore altrettanto importante,poiché,un veicolo da ricognizione, come l’Humvee, consuma 40 litri di gasolio per 100km,con un’emissione di 260 kg di CO2 a missione.</text:p>
      <text:p text:style-name="P1">Abbiamo inoltre, per esempio, il carro armato Abrams M1,che consuma 450 litri per 100km,con emissioni oltre i 1100kg di CO2.Un caccia F-35 consuma 400 litri di carburante per 100 km, con un’emissione di 27800 kg di CO2.</text:p>
      <text:p text:style-name="P1">Per capire meglio, si può prendere in considerazione il conflitto “Desert Storm”,1991,dove la coalizione USA-UK ha consumato ogni giorno 45 milioni di litri di carburante ,emettendo 112.4 milioni di kg di CO2,arrivando in un mese, a provocare più emissioni di una citta in un anno.</text:p>
      <text:p text:style-name="P1">Secondo certi studi, gli eserciti contribuiscono del 5% delle emissioni globali.</text:p>
      <text:p text:style-name="P1">In realtà le abitudini dell’uomo hanno sempre inquinato:</text:p>
      <text:p text:style-name="P1">tenendo a mente ciò che sta succedendo oggi in Ucraina, non bisogna dimenticare che: un jet civile non consuma di meno di un caccia militare,quindi,non bisogna essere ipocriti,poichè non bisogna dimenticare le abitudini che l’essere umano ha ormai da 100 e che non ha mai cambiato.</text:p>
      <text:p text:style-name="P1">Conclusioni:</text:p>
      <text:p text:style-name="P1"> Ad oggi risulta difficile comprendere la portata di quello che sta succedendo in Ucraina, le conseguenze ambientali e sanitarie del conflitto. Quello che sappiamo è che i costi dei danni ambientali derivanti dalla guerra in atto sono importanti e non conoscono confini. Ci si augura che il conflitto cessi il prima possibile, e che ci sia la volontà di collaborare per ridurre il più possibile i danni collaterali (e non) di una guerra ingiustific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2T12:09:04.895123521</meta:creation-date>
    <dc:date>2022-05-12T12:11:08.081591410</dc:date>
    <meta:editing-duration>PT2M4S</meta:editing-duration>
    <meta:editing-cycles>1</meta:editing-cycles>
    <meta:document-statistic meta:table-count="0" meta:image-count="0" meta:object-count="0" meta:page-count="1" meta:paragraph-count="20" meta:word-count="583" meta:character-count="3885" meta:non-whitespace-character-count="3316"/>
    <meta:generator>LibreOffice/7.3.2.2$Linux_X86_64 LibreOffice_project/30$Build-2</meta:generator>
  </office:meta>
</office:document-meta>
</file>